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fa442" officeooo:paragraph-rsid="001fa442"/>
    </style:style>
    <style:style style:name="P2" style:family="paragraph" style:parent-style-name="Standard">
      <style:paragraph-properties fo:text-align="justify" style:justify-single-word="false"/>
      <style:text-properties style:font-name="Droid Sans" officeooo:rsid="001fa442" officeooo:paragraph-rsid="001fa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o de abertura do projeto</text:p>
      <text:p text:style-name="Title">CMProject </text:p>
      <text:p text:style-name="P1"/>
      <text:p text:style-name="P2">Objetivo: Construir um sistema de gerenciamento de locação de veículos, onde colaboradores poderão manipular toda a movimentação do estabelecimento.</text:p>
      <text:p text:style-name="P2"/>
      <text:p text:style-name="P2">O colaborador deverá possuir habilidades de registrar, apagar e fazer alterações nos veículos, bem como acessar todas as ações dos demais usuários.</text:p>
      <text:p text:style-name="P2"/>
      <text:p text:style-name="P2">O usuário(cliente) deverá ter um cadastro, onde a partir dele terá acesso as funcionalidades do sistema, sendo elas: verificar o acervo de veículos, alugar um veículo, comentar com os demais usuários sobre os carros e de sua experiência com ele, caso já tenha o alugad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22:33:49.621966448</meta:creation-date>
    <dc:date>2015-02-15T22:39:37.874515321</dc:date>
    <meta:editing-duration>PT5M48S</meta:editing-duration>
    <meta:editing-cycles>1</meta:editing-cycles>
    <meta:document-statistic meta:table-count="0" meta:image-count="0" meta:object-count="0" meta:page-count="1" meta:paragraph-count="5" meta:word-count="92" meta:character-count="603" meta:non-whitespace-character-count="515"/>
    <meta:generator>LibreOffice/4.4.0.3$Linux_X86_64 LibreOffice_project/40m0$Build-3</meta:generator>
  </office:meta>
</office:document-meta>
</file>